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6pt" style:font-size-asian="16pt" style:font-size-complex="16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25.3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4" table:default-cell-style-name="ce1"/>
        <table:table-column table:style-name="co3" table:number-columns-repeated="16367" table:default-cell-style-name="ce1"/>
        <table:table-row table:style-name="ro1">
          <table:table-cell table:number-columns-repeated="5" table:style-name="ce3"/>
          <table:table-cell office:value-type="string" table:style-name="ce4">
            <text:p>Begum Rokeya University, Rangpur</text:p>
          </table:table-cell>
          <table:table-cell table:number-columns-repeated="2" table:style-name="ce5"/>
          <table:table-cell table:number-columns-repeated="16376" table:style-name="ce3"/>
        </table:table-row>
        <table:table-row table:style-name="ro2">
          <table:table-cell table:number-columns-repeated="3" table:style-name="Default_1"/>
          <table:table-cell table:number-columns-spanned="2" table:number-rows-spanned="1" table:style-name="ce2"/>
          <table:covered-table-cell/>
          <table:table-cell office:value-type="string" table:number-columns-spanned="2" table:number-rows-spanned="1" table:style-name="ce2">
            <text:p>Result sheet</text:p>
          </table:table-cell>
          <table:covered-table-cell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repeated="6" table:style-name="Default_1"/>
          <table:table-cell table:number-columns-repeated="16367"/>
        </table:table-row>
        <table:table-row table:style-name="ro3">
          <table:table-cell table:style-name="Default_1"/>
          <table:table-cell office:value-type="string" table:style-name="Default_1">
            <text:p>serial No.</text:p>
          </table:table-cell>
          <table:table-cell office:value-type="string" table:style-name="Default_1">
            <text:p>student Name</text:p>
          </table:table-cell>
          <table:table-cell office:value-type="string" table:style-name="Default_1">
            <text:p>Id Name</text:p>
          </table:table-cell>
          <table:table-cell office:value-type="string" table:style-name="Default_1">
            <text:p>Physics</text:p>
          </table:table-cell>
          <table:table-cell office:value-type="string" table:style-name="Default_1">
            <text:p>Grade</text:p>
            <text:p>Point</text:p>
          </table:table-cell>
          <table:table-cell office:value-type="string" table:style-name="Default_1">
            <text:p>Chemistry</text:p>
          </table:table-cell>
          <table:table-cell office:value-type="string" table:style-name="Default_1">
            <text:p>Grade</text:p>
            <text:p>Point</text:p>
          </table:table-cell>
          <table:table-cell office:value-type="string" table:style-name="Default_1">
            <text:p>Mathematics</text:p>
          </table:table-cell>
          <table:table-cell office:value-type="string" table:style-name="Default_1">
            <text:p>Grade</text:p>
            <text:p>Point</text:p>
          </table:table-cell>
          <table:table-cell office:value-type="string" table:style-name="Default_1">
            <text:p>Maximum</text:p>
            <text:p>Number</text:p>
          </table:table-cell>
          <table:table-cell office:value-type="string" table:style-name="Default_1">
            <text:p>Minimum</text:p>
            <text:p>Number</text:p>
          </table:table-cell>
          <table:table-cell office:value-type="string" table:style-name="Default_1">
            <text:p>Total</text:p>
            <text:p>Marks</text:p>
          </table:table-cell>
          <table:table-cell office:value-type="string" table:style-name="Default_1">
            <text:p>Average</text:p>
            <text:p>Marks</text:p>
          </table:table-cell>
          <table:table-cell office:value-type="string" table:style-name="Default_1">
            <text:p>GPA</text:p>
          </table:table-cell>
          <table:table-cell office:value-type="string" table:style-name="Default_1">
            <text:p>Grade</text:p>
          </table:table-cell>
          <table:table-cell office:value-type="string" table:style-name="Default_1">
            <text:p>Remarkable</text:p>
          </table:table-cell>
          <table:table-cell table:number-columns-repeated="16367"/>
        </table:table-row>
        <table:table-row table:style-name="ro3">
          <table:table-cell table:style-name="Default_1"/>
          <table:table-cell office:value-type="float" office:value="1" table:style-name="Default_1">
            <text:p>1</text:p>
          </table:table-cell>
          <table:table-cell office:value-type="string" table:style-name="Default_1">
            <text:p>Milon Malakar</text:p>
          </table:table-cell>
          <table:table-cell office:value-type="float" office:value="1913060" table:style-name="Default_1">
            <text:p>1913060</text:p>
          </table:table-cell>
          <table:table-cell office:value-type="float" office:value="67" table:style-name="Default_1">
            <text:p>67</text:p>
          </table:table-cell>
          <table:table-cell office:value-type="float" office:value="3.5" table:formula="of:=IF([.E4]&gt;[.E5]=80;5;IF([.E4]&gt;=70;4;IF([.E4]&gt;=60;3.5;IF([.E4]&gt;=50;3;IF([.E4]&gt;=40;2;IF([.E4]&gt;=33;1;))))))" table:style-name="Default_1">
            <text:p>3.5</text:p>
          </table:table-cell>
          <table:table-cell office:value-type="float" office:value="85" table:style-name="Default_1">
            <text:p>85</text:p>
          </table:table-cell>
          <table:table-cell office:value-type="float" office:value="5" table:formula="of:=IF([.G4]&gt;=80;5;IF([.G4]&gt;=70;4;IF([.G4]&gt;=60;3.5;IF([.G4]&gt;=50;3;IF([.G4]&gt;=40;2;IF([.G4]&gt;=33;1;))))))" table:style-name="Default_1">
            <text:p>5</text:p>
          </table:table-cell>
          <table:table-cell office:value-type="float" office:value="73" table:style-name="Default_1">
            <text:p>73</text:p>
          </table:table-cell>
          <table:table-cell office:value-type="float" office:value="4" table:formula="of:=IF([.I4]&gt;=80;5;IF([.I4]&gt;=70;4;IF([.I4]&gt;=60;3.5;IF([.I4]&gt;=50;3;IF([.I4]&gt;=40;2;IF([.I4]&gt;=33;1;))))))" table:style-name="Default_1">
            <text:p>4</text:p>
          </table:table-cell>
          <table:table-cell office:value-type="float" office:value="85" table:formula="of:=MAX([.E4];[.G4];[.I4])" table:style-name="Default_1">
            <text:p>85</text:p>
          </table:table-cell>
          <table:table-cell office:value-type="float" office:value="67" table:formula="of:=MIN([.E4];[.G4];[.I4])" table:style-name="Default_1">
            <text:p>67</text:p>
          </table:table-cell>
          <table:table-cell office:value-type="float" office:value="225" table:formula="of:=SUM([.E4];[.G4];[.I4])" table:style-name="Default_1">
            <text:p>225</text:p>
          </table:table-cell>
          <table:table-cell office:value-type="float" office:value="75" table:formula="of:=SUM([.E4];[.G4];[.I4])/3" table:style-name="Default_1">
            <text:p>75</text:p>
          </table:table-cell>
          <table:table-cell office:value-type="float" office:value="4.166666666666667" table:formula="of:=IF(OR([.F4]&lt;1;[.H4]&lt;1;[.J4]&lt;1);&quot;Fail&quot;;([.F4]+[.H4]+[.J4])/3)" table:style-name="Default_1">
            <text:p>4.166666667</text:p>
          </table:table-cell>
          <table:table-cell office:value-type="string" office:string-value="A" table:formula="of:=IF( [.O4]=&quot;Fail&quot;;&quot;Fail&quot;;IF([.N4]&gt;=80;&quot;A+&quot;;IF([.N4]&gt;=70;&quot;A&quot;;IF([.N4]&gt;=60;&quot;A-&quot;;IF([.N4]&gt;=50;&quot;B&quot;;IF([.N4]&gt;=40;&quot;C&quot;;IF([.N4]&gt;=33;&quot;D&quot;;)))))))" table:style-name="Default_1">
            <text:p>A</text:p>
          </table:table-cell>
          <table:table-cell office:value-type="string" office:string-value="Passed" table:formula="of:=IF([.P4]=&quot;Fail&quot;;&quot;Fail&quot;;IF(OR([.N4]&lt;33);&quot;Fail&quot;;&quot;Passed&quot;))" table:style-name="Default_1">
            <text:p>Passed</text:p>
          </table:table-cell>
          <table:table-cell table:number-columns-repeated="16367"/>
        </table:table-row>
        <table:table-row table:style-name="ro3">
          <table:table-cell table:style-name="Default_1"/>
          <table:table-cell office:value-type="float" office:value="2" table:style-name="Default_1">
            <text:p>2</text:p>
          </table:table-cell>
          <table:table-cell office:value-type="string" table:style-name="Default_1">
            <text:p>Dani Roy</text:p>
          </table:table-cell>
          <table:table-cell office:value-type="float" office:value="1913061" table:style-name="Default_1">
            <text:p>1913061</text:p>
          </table:table-cell>
          <table:table-cell office:value-type="float" office:value="56" table:style-name="Default_1">
            <text:p>56</text:p>
          </table:table-cell>
          <table:table-cell office:value-type="float" office:value="3" table:formula="of:=IF([.E5]&gt;[.E6]=80;5;IF([.E5]&gt;=70;4;IF([.E5]&gt;=60;3.5;IF([.E5]&gt;=50;3;IF([.E5]&gt;=40;2;IF([.E5]&gt;=33;1;))))))" table:style-name="Default_1">
            <text:p>3</text:p>
          </table:table-cell>
          <table:table-cell office:value-type="float" office:value="78" table:style-name="Default_1">
            <text:p>78</text:p>
          </table:table-cell>
          <table:table-cell office:value-type="float" office:value="4" table:formula="of:=IF([.G5]&gt;=80;5;IF([.G5]&gt;=70;4;IF([.G5]&gt;=60;3.5;IF([.G5]&gt;=50;3;IF([.G5]&gt;=40;2;IF([.G5]&gt;=33;1;))))))" table:style-name="Default_1">
            <text:p>4</text:p>
          </table:table-cell>
          <table:table-cell office:value-type="float" office:value="56" table:style-name="Default_1">
            <text:p>56</text:p>
          </table:table-cell>
          <table:table-cell office:value-type="float" office:value="3" table:formula="of:=IF([.I5]&gt;=80;5;IF([.I5]&gt;=70;4;IF([.I5]&gt;=60;3.5;IF([.I5]&gt;=50;3;IF([.I5]&gt;=40;2;IF([.I5]&gt;=33;1;))))))" table:style-name="Default_1">
            <text:p>3</text:p>
          </table:table-cell>
          <table:table-cell office:value-type="float" office:value="78" table:formula="of:=MAX([.E5];[.G5];[.I5])" table:style-name="Default_1">
            <text:p>78</text:p>
          </table:table-cell>
          <table:table-cell office:value-type="float" office:value="56" table:formula="of:=MIN([.E5];[.G5];[.I5])" table:style-name="Default_1">
            <text:p>56</text:p>
          </table:table-cell>
          <table:table-cell office:value-type="float" office:value="190" table:formula="of:=SUM([.E5];[.G5];[.I5])" table:style-name="Default_1">
            <text:p>190</text:p>
          </table:table-cell>
          <table:table-cell office:value-type="float" office:value="63.333333333333336" table:formula="of:=SUM([.E5];[.G5];[.I5])/3" table:style-name="Default_1">
            <text:p>63.33333333</text:p>
          </table:table-cell>
          <table:table-cell office:value-type="float" office:value="3.3333333333333335" table:formula="of:=IF(OR([.F5]&lt;1;[.H5]&lt;1;[.J5]&lt;1);&quot;Fail&quot;;([.F5]+[.H5]+[.J5])/3)" table:style-name="Default_1">
            <text:p>3.333333333</text:p>
          </table:table-cell>
          <table:table-cell office:value-type="string" office:string-value="A-" table:formula="of:=IF( [.O5]=&quot;Fail&quot;;&quot;Fail&quot;;IF([.N5]&gt;=80;&quot;A+&quot;;IF([.N5]&gt;=70;&quot;A&quot;;IF([.N5]&gt;=60;&quot;A-&quot;;IF([.N5]&gt;=50;&quot;B&quot;;IF([.N5]&gt;=40;&quot;C&quot;;IF([.N5]&gt;=33;&quot;D&quot;;)))))))" table:style-name="Default_1">
            <text:p>A-</text:p>
          </table:table-cell>
          <table:table-cell office:value-type="string" office:string-value="Passed" table:formula="of:=IF([.P5]=&quot;Fail&quot;;&quot;Fail&quot;;IF(OR([.N5]&lt;33);&quot;Fail&quot;;&quot;Passed&quot;))" table:style-name="Default_1">
            <text:p>Passed</text:p>
          </table:table-cell>
          <table:table-cell table:number-columns-repeated="16367"/>
        </table:table-row>
        <table:table-row table:style-name="ro3">
          <table:table-cell table:style-name="Default_1"/>
          <table:table-cell office:value-type="float" office:value="3" table:style-name="Default_1">
            <text:p>3</text:p>
          </table:table-cell>
          <table:table-cell office:value-type="string" table:style-name="Default_1">
            <text:p>Sujan Roy</text:p>
          </table:table-cell>
          <table:table-cell office:value-type="float" office:value="1913062" table:style-name="Default_1">
            <text:p>1913062</text:p>
          </table:table-cell>
          <table:table-cell office:value-type="float" office:value="58" table:style-name="Default_1">
            <text:p>58</text:p>
          </table:table-cell>
          <table:table-cell office:value-type="float" office:value="3" table:formula="of:=IF([.E6]&gt;[.E7]=80;5;IF([.E6]&gt;=70;4;IF([.E6]&gt;=60;3.5;IF([.E6]&gt;=50;3;IF([.E6]&gt;=40;2;IF([.E6]&gt;=33;1;))))))" table:style-name="Default_1">
            <text:p>3</text:p>
          </table:table-cell>
          <table:table-cell office:value-type="float" office:value="77" table:style-name="Default_1">
            <text:p>77</text:p>
          </table:table-cell>
          <table:table-cell office:value-type="float" office:value="4" table:formula="of:=IF([.G6]&gt;=80;5;IF([.G6]&gt;=70;4;IF([.G6]&gt;=60;3.5;IF([.G6]&gt;=50;3;IF([.G6]&gt;=40;2;IF([.G6]&gt;=33;1;))))))" table:style-name="Default_1">
            <text:p>4</text:p>
          </table:table-cell>
          <table:table-cell office:value-type="float" office:value="89" table:style-name="Default_1">
            <text:p>89</text:p>
          </table:table-cell>
          <table:table-cell office:value-type="float" office:value="5" table:formula="of:=IF([.I6]&gt;=80;5;IF([.I6]&gt;=70;4;IF([.I6]&gt;=60;3.5;IF([.I6]&gt;=50;3;IF([.I6]&gt;=40;2;IF([.I6]&gt;=33;1;))))))" table:style-name="Default_1">
            <text:p>5</text:p>
          </table:table-cell>
          <table:table-cell office:value-type="float" office:value="89" table:formula="of:=MAX([.E6];[.G6];[.I6])" table:style-name="Default_1">
            <text:p>89</text:p>
          </table:table-cell>
          <table:table-cell office:value-type="float" office:value="58" table:formula="of:=MIN([.E6];[.G6];[.I6])" table:style-name="Default_1">
            <text:p>58</text:p>
          </table:table-cell>
          <table:table-cell office:value-type="float" office:value="224" table:formula="of:=SUM([.E6];[.G6];[.I6])" table:style-name="Default_1">
            <text:p>224</text:p>
          </table:table-cell>
          <table:table-cell office:value-type="float" office:value="74.666666666666671" table:formula="of:=SUM([.E6];[.G6];[.I6])/3" table:style-name="Default_1">
            <text:p>74.66666667</text:p>
          </table:table-cell>
          <table:table-cell office:value-type="float" office:value="4" table:formula="of:=IF(OR([.F6]&lt;1;[.H6]&lt;1;[.J6]&lt;1);&quot;Fail&quot;;([.F6]+[.H6]+[.J6])/3)" table:style-name="Default_1">
            <text:p>4</text:p>
          </table:table-cell>
          <table:table-cell office:value-type="string" office:string-value="A" table:formula="of:=IF( [.O6]=&quot;Fail&quot;;&quot;Fail&quot;;IF([.N6]&gt;=80;&quot;A+&quot;;IF([.N6]&gt;=70;&quot;A&quot;;IF([.N6]&gt;=60;&quot;A-&quot;;IF([.N6]&gt;=50;&quot;B&quot;;IF([.N6]&gt;=40;&quot;C&quot;;IF([.N6]&gt;=33;&quot;D&quot;;)))))))" table:style-name="Default_1">
            <text:p>A</text:p>
          </table:table-cell>
          <table:table-cell office:value-type="string" office:string-value="Passed" table:formula="of:=IF([.P6]=&quot;Fail&quot;;&quot;Fail&quot;;IF(OR([.N6]&lt;33);&quot;Fail&quot;;&quot;Passed&quot;))" table:style-name="Default_1">
            <text:p>Passed</text:p>
          </table:table-cell>
          <table:table-cell table:number-columns-repeated="16367"/>
        </table:table-row>
        <table:table-row table:style-name="ro3">
          <table:table-cell table:style-name="Default_1"/>
          <table:table-cell office:value-type="float" office:value="4" table:style-name="Default_1">
            <text:p>4</text:p>
          </table:table-cell>
          <table:table-cell office:value-type="string" table:style-name="Default_1">
            <text:p><text:s/>Nitai Roy</text:p>
          </table:table-cell>
          <table:table-cell office:value-type="float" office:value="1913063" table:style-name="Default_1">
            <text:p>1913063</text:p>
          </table:table-cell>
          <table:table-cell office:value-type="float" office:value="78" table:style-name="Default_1">
            <text:p>78</text:p>
          </table:table-cell>
          <table:table-cell office:value-type="float" office:value="4" table:formula="of:=IF([.E7]&gt;[.E8]=80;5;IF([.E7]&gt;=70;4;IF([.E7]&gt;=60;3.5;IF([.E7]&gt;=50;3;IF([.E7]&gt;=40;2;IF([.E7]&gt;=33;1;))))))" table:style-name="Default_1">
            <text:p>4</text:p>
          </table:table-cell>
          <table:table-cell office:value-type="float" office:value="85" table:style-name="Default_1">
            <text:p>85</text:p>
          </table:table-cell>
          <table:table-cell office:value-type="float" office:value="5" table:formula="of:=IF([.G7]&gt;=80;5;IF([.G7]&gt;=70;4;IF([.G7]&gt;=60;3.5;IF([.G7]&gt;=50;3;IF([.G7]&gt;=40;2;IF([.G7]&gt;=33;1;))))))" table:style-name="Default_1">
            <text:p>5</text:p>
          </table:table-cell>
          <table:table-cell office:value-type="float" office:value="55" table:style-name="Default_1">
            <text:p>55</text:p>
          </table:table-cell>
          <table:table-cell office:value-type="float" office:value="3" table:formula="of:=IF([.I7]&gt;=80;5;IF([.I7]&gt;=70;4;IF([.I7]&gt;=60;3.5;IF([.I7]&gt;=50;3;IF([.I7]&gt;=40;2;IF([.I7]&gt;=33;1;))))))" table:style-name="Default_1">
            <text:p>3</text:p>
          </table:table-cell>
          <table:table-cell office:value-type="float" office:value="85" table:formula="of:=MAX([.E7];[.G7];[.I7])" table:style-name="Default_1">
            <text:p>85</text:p>
          </table:table-cell>
          <table:table-cell office:value-type="float" office:value="55" table:formula="of:=MIN([.E7];[.G7];[.I7])" table:style-name="Default_1">
            <text:p>55</text:p>
          </table:table-cell>
          <table:table-cell office:value-type="float" office:value="218" table:formula="of:=SUM([.E7];[.G7];[.I7])" table:style-name="Default_1">
            <text:p>218</text:p>
          </table:table-cell>
          <table:table-cell office:value-type="float" office:value="72.666666666666671" table:formula="of:=SUM([.E7];[.G7];[.I7])/3" table:style-name="Default_1">
            <text:p>72.66666667</text:p>
          </table:table-cell>
          <table:table-cell office:value-type="float" office:value="4" table:formula="of:=IF(OR([.F7]&lt;1;[.H7]&lt;1;[.J7]&lt;1);&quot;Fail&quot;;([.F7]+[.H7]+[.J7])/3)" table:style-name="Default_1">
            <text:p>4</text:p>
          </table:table-cell>
          <table:table-cell office:value-type="string" office:string-value="A" table:formula="of:=IF( [.O7]=&quot;Fail&quot;;&quot;Fail&quot;;IF([.N7]&gt;=80;&quot;A+&quot;;IF([.N7]&gt;=70;&quot;A&quot;;IF([.N7]&gt;=60;&quot;A-&quot;;IF([.N7]&gt;=50;&quot;B&quot;;IF([.N7]&gt;=40;&quot;C&quot;;IF([.N7]&gt;=33;&quot;D&quot;;)))))))" table:style-name="Default_1">
            <text:p>A</text:p>
          </table:table-cell>
          <table:table-cell office:value-type="string" office:string-value="Passed" table:formula="of:=IF([.P7]=&quot;Fail&quot;;&quot;Fail&quot;;IF(OR([.N7]&lt;33);&quot;Fail&quot;;&quot;Passed&quot;))" table:style-name="Default_1">
            <text:p>Passed</text:p>
          </table:table-cell>
          <table:table-cell table:number-columns-repeated="16367"/>
        </table:table-row>
        <table:table-row table:style-name="ro3">
          <table:table-cell table:style-name="Default_1"/>
          <table:table-cell office:value-type="float" office:value="5" table:style-name="Default_1">
            <text:p>5</text:p>
          </table:table-cell>
          <table:table-cell office:value-type="string" table:style-name="Default_1">
            <text:p>Nitto Roy</text:p>
          </table:table-cell>
          <table:table-cell office:value-type="float" office:value="1913064" table:style-name="Default_1">
            <text:p>1913064</text:p>
          </table:table-cell>
          <table:table-cell office:value-type="float" office:value="67" table:style-name="Default_1">
            <text:p>67</text:p>
          </table:table-cell>
          <table:table-cell office:value-type="float" office:value="3.5" table:formula="of:=IF([.E8]&gt;[.E9]=80;5;IF([.E8]&gt;=70;4;IF([.E8]&gt;=60;3.5;IF([.E8]&gt;=50;3;IF([.E8]&gt;=40;2;IF([.E8]&gt;=33;1;))))))" table:style-name="Default_1">
            <text:p>3.5</text:p>
          </table:table-cell>
          <table:table-cell office:value-type="float" office:value="79" table:style-name="Default_1">
            <text:p>79</text:p>
          </table:table-cell>
          <table:table-cell office:value-type="float" office:value="4" table:formula="of:=IF([.G8]&gt;=80;5;IF([.G8]&gt;=70;4;IF([.G8]&gt;=60;3.5;IF([.G8]&gt;=50;3;IF([.G8]&gt;=40;2;IF([.G8]&gt;=33;1;))))))" table:style-name="Default_1">
            <text:p>4</text:p>
          </table:table-cell>
          <table:table-cell office:value-type="float" office:value="29" table:style-name="Default_1">
            <text:p>29</text:p>
          </table:table-cell>
          <table:table-cell office:value-type="float" office:value="0" table:formula="of:=IF([.I8]&gt;=80;5;IF([.I8]&gt;=70;4;IF([.I8]&gt;=60;3.5;IF([.I8]&gt;=50;3;IF([.I8]&gt;=40;2;IF([.I8]&gt;=33;1;))))))" table:style-name="Default_1">
            <text:p>0</text:p>
          </table:table-cell>
          <table:table-cell office:value-type="float" office:value="79" table:formula="of:=MAX([.E8];[.G8];[.I8])" table:style-name="Default_1">
            <text:p>79</text:p>
          </table:table-cell>
          <table:table-cell office:value-type="float" office:value="29" table:formula="of:=MIN([.E8];[.G8];[.I8])" table:style-name="Default_1">
            <text:p>29</text:p>
          </table:table-cell>
          <table:table-cell office:value-type="float" office:value="175" table:formula="of:=SUM([.E8];[.G8];[.I8])" table:style-name="Default_1">
            <text:p>175</text:p>
          </table:table-cell>
          <table:table-cell office:value-type="float" office:value="58.333333333333336" table:formula="of:=SUM([.E8];[.G8];[.I8])/3" table:style-name="Default_1">
            <text:p>58.33333333</text:p>
          </table:table-cell>
          <table:table-cell office:value-type="string" office:string-value="Fail" table:formula="of:=IF(OR([.F8]&lt;1;[.H8]&lt;1;[.J8]&lt;1);&quot;Fail&quot;;([.F8]+[.H8]+[.J8])/3)" table:style-name="Default_1">
            <text:p>Fail</text:p>
          </table:table-cell>
          <table:table-cell office:value-type="string" office:string-value="Fail" table:formula="of:=IF( [.O8]=&quot;Fail&quot;;&quot;Fail&quot;;IF([.N8]&gt;=80;&quot;A+&quot;;IF([.N8]&gt;=70;&quot;A&quot;;IF([.N8]&gt;=60;&quot;A-&quot;;IF([.N8]&gt;=50;&quot;B&quot;;IF([.N8]&gt;=40;&quot;C&quot;;IF([.N8]&gt;=33;&quot;D&quot;;)))))))" table:style-name="Default_1">
            <text:p>Fail</text:p>
          </table:table-cell>
          <table:table-cell office:value-type="string" office:string-value="Fail" table:formula="of:=IF([.P8]=&quot;Fail&quot;;&quot;Fail&quot;;IF(OR([.N8]&lt;33);&quot;Fail&quot;;&quot;Passed&quot;))" table:style-name="Default_1">
            <text:p>Fail</text:p>
          </table:table-cell>
          <table:table-cell table:number-columns-repeated="16367"/>
        </table:table-row>
        <table:table-row table:style-name="ro3">
          <table:table-cell table:style-name="Default_1"/>
          <table:table-cell office:value-type="float" office:value="6" table:style-name="Default_1">
            <text:p>6</text:p>
          </table:table-cell>
          <table:table-cell office:value-type="string" table:style-name="Default_1">
            <text:p>Mithun Barmon</text:p>
          </table:table-cell>
          <table:table-cell office:value-type="float" office:value="1913065" table:style-name="Default_1">
            <text:p>1913065</text:p>
          </table:table-cell>
          <table:table-cell office:value-type="float" office:value="55" table:style-name="Default_1">
            <text:p>55</text:p>
          </table:table-cell>
          <table:table-cell office:value-type="float" office:value="3" table:formula="of:=IF([.E9]&gt;[.E10]=80;5;IF([.E9]&gt;=70;4;IF([.E9]&gt;=60;3.5;IF([.E9]&gt;=50;3;IF([.E9]&gt;=40;2;IF([.E9]&gt;=33;1;))))))" table:style-name="Default_1">
            <text:p>3</text:p>
          </table:table-cell>
          <table:table-cell office:value-type="float" office:value="90" table:style-name="Default_1">
            <text:p>90</text:p>
          </table:table-cell>
          <table:table-cell office:value-type="float" office:value="5" table:formula="of:=IF([.G9]&gt;=80;5;IF([.G9]&gt;=70;4;IF([.G9]&gt;=60;3.5;IF([.G9]&gt;=50;3;IF([.G9]&gt;=40;2;IF([.G9]&gt;=33;1;))))))" table:style-name="Default_1">
            <text:p>5</text:p>
          </table:table-cell>
          <table:table-cell office:value-type="float" office:value="78" table:style-name="Default_1">
            <text:p>78</text:p>
          </table:table-cell>
          <table:table-cell office:value-type="float" office:value="4" table:formula="of:=IF([.I9]&gt;=80;5;IF([.I9]&gt;=70;4;IF([.I9]&gt;=60;3.5;IF([.I9]&gt;=50;3;IF([.I9]&gt;=40;2;IF([.I9]&gt;=33;1;))))))" table:style-name="Default_1">
            <text:p>4</text:p>
          </table:table-cell>
          <table:table-cell office:value-type="float" office:value="90" table:formula="of:=MAX([.E9];[.G9];[.I9])" table:style-name="Default_1">
            <text:p>90</text:p>
          </table:table-cell>
          <table:table-cell office:value-type="float" office:value="55" table:formula="of:=MIN([.E9];[.G9];[.I9])" table:style-name="Default_1">
            <text:p>55</text:p>
          </table:table-cell>
          <table:table-cell office:value-type="float" office:value="223" table:formula="of:=SUM([.E9];[.G9];[.I9])" table:style-name="Default_1">
            <text:p>223</text:p>
          </table:table-cell>
          <table:table-cell office:value-type="float" office:value="74.333333333333329" table:formula="of:=SUM([.E9];[.G9];[.I9])/3" table:style-name="Default_1">
            <text:p>74.33333333</text:p>
          </table:table-cell>
          <table:table-cell office:value-type="float" office:value="4" table:formula="of:=IF(OR([.F9]&lt;1;[.H9]&lt;1;[.J9]&lt;1);&quot;Fail&quot;;([.F9]+[.H9]+[.J9])/3)" table:style-name="Default_1">
            <text:p>4</text:p>
          </table:table-cell>
          <table:table-cell office:value-type="string" office:string-value="A" table:formula="of:=IF( [.O9]=&quot;Fail&quot;;&quot;Fail&quot;;IF([.N9]&gt;=80;&quot;A+&quot;;IF([.N9]&gt;=70;&quot;A&quot;;IF([.N9]&gt;=60;&quot;A-&quot;;IF([.N9]&gt;=50;&quot;B&quot;;IF([.N9]&gt;=40;&quot;C&quot;;IF([.N9]&gt;=33;&quot;D&quot;;)))))))" table:style-name="Default_1">
            <text:p>A</text:p>
          </table:table-cell>
          <table:table-cell office:value-type="string" office:string-value="Passed" table:formula="of:=IF([.P9]=&quot;Fail&quot;;&quot;Fail&quot;;IF(OR([.N9]&lt;33);&quot;Fail&quot;;&quot;Passed&quot;))" table:style-name="Default_1">
            <text:p>Passed</text:p>
          </table:table-cell>
          <table:table-cell table:number-columns-repeated="16367"/>
        </table:table-row>
        <table:table-row table:style-name="ro3">
          <table:table-cell table:style-name="Default_1"/>
          <table:table-cell office:value-type="float" office:value="7" table:style-name="Default_1">
            <text:p>7</text:p>
          </table:table-cell>
          <table:table-cell office:value-type="string" table:style-name="Default_1">
            <text:p>Tirtho Bishas</text:p>
          </table:table-cell>
          <table:table-cell office:value-type="float" office:value="1913066" table:style-name="Default_1">
            <text:p>1913066</text:p>
          </table:table-cell>
          <table:table-cell office:value-type="float" office:value="78" table:style-name="Default_1">
            <text:p>78</text:p>
          </table:table-cell>
          <table:table-cell office:value-type="float" office:value="4" table:formula="of:=IF([.E10]&gt;[.E11]=80;5;IF([.E10]&gt;=70;4;IF([.E10]&gt;=60;3.5;IF([.E10]&gt;=50;3;IF([.E10]&gt;=40;2;IF([.E10]&gt;=33;1;))))))" table:style-name="Default_1">
            <text:p>4</text:p>
          </table:table-cell>
          <table:table-cell office:value-type="float" office:value="98" table:style-name="Default_1">
            <text:p>98</text:p>
          </table:table-cell>
          <table:table-cell office:value-type="float" office:value="5" table:formula="of:=IF([.G10]&gt;=80;5;IF([.G10]&gt;=70;4;IF([.G10]&gt;=60;3.5;IF([.G10]&gt;=50;3;IF([.G10]&gt;=40;2;IF([.G10]&gt;=33;1;))))))" table:style-name="Default_1">
            <text:p>5</text:p>
          </table:table-cell>
          <table:table-cell office:value-type="float" office:value="90" table:style-name="Default_1">
            <text:p>90</text:p>
          </table:table-cell>
          <table:table-cell office:value-type="float" office:value="5" table:formula="of:=IF([.I10]&gt;=80;5;IF([.I10]&gt;=70;4;IF([.I10]&gt;=60;3.5;IF([.I10]&gt;=50;3;IF([.I10]&gt;=40;2;IF([.I10]&gt;=33;1;))))))" table:style-name="Default_1">
            <text:p>5</text:p>
          </table:table-cell>
          <table:table-cell office:value-type="float" office:value="98" table:formula="of:=MAX([.E10];[.G10];[.I10])" table:style-name="Default_1">
            <text:p>98</text:p>
          </table:table-cell>
          <table:table-cell office:value-type="float" office:value="78" table:formula="of:=MIN([.E10];[.G10];[.I10])" table:style-name="Default_1">
            <text:p>78</text:p>
          </table:table-cell>
          <table:table-cell office:value-type="float" office:value="266" table:formula="of:=SUM([.E10];[.G10];[.I10])" table:style-name="Default_1">
            <text:p>266</text:p>
          </table:table-cell>
          <table:table-cell office:value-type="float" office:value="88.666666666666671" table:formula="of:=SUM([.E10];[.G10];[.I10])/3" table:style-name="Default_1">
            <text:p>88.66666667</text:p>
          </table:table-cell>
          <table:table-cell office:value-type="float" office:value="4.666666666666667" table:formula="of:=IF(OR([.F10]&lt;1;[.H10]&lt;1;[.J10]&lt;1);&quot;Fail&quot;;([.F10]+[.H10]+[.J10])/3)" table:style-name="Default_1">
            <text:p>4.666666667</text:p>
          </table:table-cell>
          <table:table-cell office:value-type="string" office:string-value="A+" table:formula="of:=IF( [.O10]=&quot;Fail&quot;;&quot;Fail&quot;;IF([.N10]&gt;=80;&quot;A+&quot;;IF([.N10]&gt;=70;&quot;A&quot;;IF([.N10]&gt;=60;&quot;A-&quot;;IF([.N10]&gt;=50;&quot;B&quot;;IF([.N10]&gt;=40;&quot;C&quot;;IF([.N10]&gt;=33;&quot;D&quot;;)))))))" table:style-name="Default_1">
            <text:p>A+</text:p>
          </table:table-cell>
          <table:table-cell office:value-type="string" office:string-value="Passed" table:formula="of:=IF([.P10]=&quot;Fail&quot;;&quot;Fail&quot;;IF(OR([.N10]&lt;33);&quot;Fail&quot;;&quot;Passed&quot;))" table:style-name="Default_1">
            <text:p>Passed</text:p>
          </table:table-cell>
          <table:table-cell table:number-columns-repeated="16367"/>
        </table:table-row>
        <table:table-row table:style-name="ro3">
          <table:table-cell table:style-name="Default_1"/>
          <table:table-cell office:value-type="float" office:value="8" table:style-name="Default_1">
            <text:p>8</text:p>
          </table:table-cell>
          <table:table-cell office:value-type="string" table:style-name="Default_1">
            <text:p>Onkar Ohikari</text:p>
          </table:table-cell>
          <table:table-cell office:value-type="float" office:value="1913067" table:style-name="Default_1">
            <text:p>1913067</text:p>
          </table:table-cell>
          <table:table-cell office:value-type="float" office:value="90" table:style-name="Default_1">
            <text:p>90</text:p>
          </table:table-cell>
          <table:table-cell office:value-type="float" office:value="4" table:formula="of:=IF([.E11]&gt;[.E12]=80;5;IF([.E11]&gt;=70;4;IF([.E11]&gt;=60;3.5;IF([.E11]&gt;=50;3;IF([.E11]&gt;=40;2;IF([.E11]&gt;=33;1;))))))" table:style-name="Default_1">
            <text:p>4</text:p>
          </table:table-cell>
          <table:table-cell office:value-type="float" office:value="97" table:style-name="Default_1">
            <text:p>97</text:p>
          </table:table-cell>
          <table:table-cell office:value-type="float" office:value="5" table:formula="of:=IF([.G11]&gt;=80;5;IF([.G11]&gt;=70;4;IF([.G11]&gt;=60;3.5;IF([.G11]&gt;=50;3;IF([.G11]&gt;=40;2;IF([.G11]&gt;=33;1;))))))" table:style-name="Default_1">
            <text:p>5</text:p>
          </table:table-cell>
          <table:table-cell office:value-type="float" office:value="99" table:style-name="Default_1">
            <text:p>99</text:p>
          </table:table-cell>
          <table:table-cell office:value-type="float" office:value="5" table:formula="of:=IF([.I11]&gt;=80;5;IF([.I11]&gt;=70;4;IF([.I11]&gt;=60;3.5;IF([.I11]&gt;=50;3;IF([.I11]&gt;=40;2;IF([.I11]&gt;=33;1;))))))" table:style-name="Default_1">
            <text:p>5</text:p>
          </table:table-cell>
          <table:table-cell office:value-type="float" office:value="99" table:formula="of:=MAX([.E11];[.G11];[.I11])" table:style-name="Default_1">
            <text:p>99</text:p>
          </table:table-cell>
          <table:table-cell office:value-type="float" office:value="90" table:formula="of:=MIN([.E11];[.G11];[.I11])" table:style-name="Default_1">
            <text:p>90</text:p>
          </table:table-cell>
          <table:table-cell office:value-type="float" office:value="286" table:formula="of:=SUM([.E11];[.G11];[.I11])" table:style-name="Default_1">
            <text:p>286</text:p>
          </table:table-cell>
          <table:table-cell office:value-type="float" office:value="95.333333333333329" table:formula="of:=SUM([.E11];[.G11];[.I11])/3" table:style-name="Default_1">
            <text:p>95.33333333</text:p>
          </table:table-cell>
          <table:table-cell office:value-type="float" office:value="4.666666666666667" table:formula="of:=IF(OR([.F11]&lt;1;[.H11]&lt;1;[.J11]&lt;1);&quot;Fail&quot;;([.F11]+[.H11]+[.J11])/3)" table:style-name="Default_1">
            <text:p>4.666666667</text:p>
          </table:table-cell>
          <table:table-cell office:value-type="string" office:string-value="A+" table:formula="of:=IF( [.O11]=&quot;Fail&quot;;&quot;Fail&quot;;IF([.N11]&gt;=80;&quot;A+&quot;;IF([.N11]&gt;=70;&quot;A&quot;;IF([.N11]&gt;=60;&quot;A-&quot;;IF([.N11]&gt;=50;&quot;B&quot;;IF([.N11]&gt;=40;&quot;C&quot;;IF([.N11]&gt;=33;&quot;D&quot;;)))))))" table:style-name="Default_1">
            <text:p>A+</text:p>
          </table:table-cell>
          <table:table-cell office:value-type="string" office:string-value="Passed" table:formula="of:=IF([.P11]=&quot;Fail&quot;;&quot;Fail&quot;;IF(OR([.N11]&lt;33);&quot;Fail&quot;;&quot;Passed&quot;))" table:style-name="Default_1">
            <text:p>Passed</text:p>
          </table:table-cell>
          <table:table-cell table:number-columns-repeated="16367"/>
        </table:table-row>
        <table:table-row table:style-name="ro3">
          <table:table-cell table:style-name="Default_1"/>
          <table:table-cell office:value-type="float" office:value="9" table:style-name="Default_1">
            <text:p>9</text:p>
          </table:table-cell>
          <table:table-cell office:value-type="string" table:style-name="Default_1">
            <text:p>Kajol kundu</text:p>
          </table:table-cell>
          <table:table-cell office:value-type="float" office:value="1913068" table:style-name="Default_1">
            <text:p>1913068</text:p>
          </table:table-cell>
          <table:table-cell office:value-type="float" office:value="95" table:style-name="Default_1">
            <text:p>95</text:p>
          </table:table-cell>
          <table:table-cell office:value-type="float" office:value="4" table:formula="of:=IF([.E12]&gt;[.E13]=80;5;IF([.E12]&gt;=70;4;IF([.E12]&gt;=60;3.5;IF([.E12]&gt;=50;3;IF([.E12]&gt;=40;2;IF([.E12]&gt;=33;1;))))))" table:style-name="Default_1">
            <text:p>4</text:p>
          </table:table-cell>
          <table:table-cell office:value-type="float" office:value="35" table:style-name="Default_1">
            <text:p>35</text:p>
          </table:table-cell>
          <table:table-cell office:value-type="float" office:value="1" table:formula="of:=IF([.G12]&gt;=80;5;IF([.G12]&gt;=70;4;IF([.G12]&gt;=60;3.5;IF([.G12]&gt;=50;3;IF([.G12]&gt;=40;2;IF([.G12]&gt;=33;1;))))))" table:style-name="Default_1">
            <text:p>1</text:p>
          </table:table-cell>
          <table:table-cell office:value-type="float" office:value="95" table:style-name="Default_1">
            <text:p>95</text:p>
          </table:table-cell>
          <table:table-cell office:value-type="float" office:value="5" table:formula="of:=IF([.I12]&gt;=80;5;IF([.I12]&gt;=70;4;IF([.I12]&gt;=60;3.5;IF([.I12]&gt;=50;3;IF([.I12]&gt;=40;2;IF([.I12]&gt;=33;1;))))))" table:style-name="Default_1">
            <text:p>5</text:p>
          </table:table-cell>
          <table:table-cell office:value-type="float" office:value="95" table:formula="of:=MAX([.E12];[.G12];[.I12])" table:style-name="Default_1">
            <text:p>95</text:p>
          </table:table-cell>
          <table:table-cell office:value-type="float" office:value="35" table:formula="of:=MIN([.E12];[.G12];[.I12])" table:style-name="Default_1">
            <text:p>35</text:p>
          </table:table-cell>
          <table:table-cell office:value-type="float" office:value="225" table:formula="of:=SUM([.E12];[.G12];[.I12])" table:style-name="Default_1">
            <text:p>225</text:p>
          </table:table-cell>
          <table:table-cell office:value-type="float" office:value="75" table:formula="of:=SUM([.E12];[.G12];[.I12])/3" table:style-name="Default_1">
            <text:p>75</text:p>
          </table:table-cell>
          <table:table-cell office:value-type="float" office:value="3.3333333333333335" table:formula="of:=IF(OR([.F12]&lt;1;[.H12]&lt;1;[.J12]&lt;1);&quot;Fail&quot;;([.F12]+[.H12]+[.J12])/3)" table:style-name="Default_1">
            <text:p>3.333333333</text:p>
          </table:table-cell>
          <table:table-cell office:value-type="string" office:string-value="A" table:formula="of:=IF( [.O12]=&quot;Fail&quot;;&quot;Fail&quot;;IF([.N12]&gt;=80;&quot;A+&quot;;IF([.N12]&gt;=70;&quot;A&quot;;IF([.N12]&gt;=60;&quot;A-&quot;;IF([.N12]&gt;=50;&quot;B&quot;;IF([.N12]&gt;=40;&quot;C&quot;;IF([.N12]&gt;=33;&quot;D&quot;;)))))))" table:style-name="Default_1">
            <text:p>A</text:p>
          </table:table-cell>
          <table:table-cell office:value-type="string" office:string-value="Passed" table:formula="of:=IF([.P12]=&quot;Fail&quot;;&quot;Fail&quot;;IF(OR([.N12]&lt;33);&quot;Fail&quot;;&quot;Passed&quot;))" table:style-name="Default_1">
            <text:p>Passed</text:p>
          </table:table-cell>
          <table:table-cell table:number-columns-repeated="16367"/>
        </table:table-row>
        <table:table-row table:style-name="ro3">
          <table:table-cell table:style-name="Default_1"/>
          <table:table-cell office:value-type="float" office:value="10" table:style-name="Default_1">
            <text:p>10</text:p>
          </table:table-cell>
          <table:table-cell office:value-type="string" table:style-name="Default_1">
            <text:p>Debnath Roy</text:p>
          </table:table-cell>
          <table:table-cell office:value-type="float" office:value="1913069" table:style-name="Default_1">
            <text:p>1913069</text:p>
          </table:table-cell>
          <table:table-cell office:value-type="float" office:value="90" table:style-name="Default_1">
            <text:p>90</text:p>
          </table:table-cell>
          <table:table-cell office:value-type="float" office:value="4" table:formula="of:=IF([.E13]&gt;[.E14]=80;5;IF([.E13]&gt;=70;4;IF([.E13]&gt;=60;3.5;IF([.E13]&gt;=50;3;IF([.E13]&gt;=40;2;IF([.E13]&gt;=33;1;))))))" table:style-name="Default_1">
            <text:p>4</text:p>
          </table:table-cell>
          <table:table-cell office:value-type="float" office:value="32" table:style-name="Default_1">
            <text:p>32</text:p>
          </table:table-cell>
          <table:table-cell office:value-type="float" office:value="0" table:formula="of:=IF([.G13]&gt;=80;5;IF([.G13]&gt;=70;4;IF([.G13]&gt;=60;3.5;IF([.G13]&gt;=50;3;IF([.G13]&gt;=40;2;IF([.G13]&gt;=33;1;))))))" table:style-name="Default_1">
            <text:p>0</text:p>
          </table:table-cell>
          <table:table-cell office:value-type="float" office:value="39" table:style-name="Default_1">
            <text:p>39</text:p>
          </table:table-cell>
          <table:table-cell office:value-type="float" office:value="1" table:formula="of:=IF([.I13]&gt;=80;5;IF([.I13]&gt;=70;4;IF([.I13]&gt;=60;3.5;IF([.I13]&gt;=50;3;IF([.I13]&gt;=40;2;IF([.I13]&gt;=33;1;))))))" table:style-name="Default_1">
            <text:p>1</text:p>
          </table:table-cell>
          <table:table-cell office:value-type="float" office:value="90" table:formula="of:=MAX([.E13];[.G13];[.I13])" table:style-name="Default_1">
            <text:p>90</text:p>
          </table:table-cell>
          <table:table-cell office:value-type="float" office:value="32" table:formula="of:=MIN([.E13];[.G13];[.I13])" table:style-name="Default_1">
            <text:p>32</text:p>
          </table:table-cell>
          <table:table-cell office:value-type="float" office:value="161" table:formula="of:=SUM([.E13];[.G13];[.I13])" table:style-name="Default_1">
            <text:p>161</text:p>
          </table:table-cell>
          <table:table-cell office:value-type="float" office:value="53.666666666666664" table:formula="of:=SUM([.E13];[.G13];[.I13])/3" table:style-name="Default_1">
            <text:p>53.66666667</text:p>
          </table:table-cell>
          <table:table-cell office:value-type="string" office:string-value="Fail" table:formula="of:=IF(OR([.F13]&lt;1;[.H13]&lt;1;[.J13]&lt;1);&quot;Fail&quot;;([.F13]+[.H13]+[.J13])/3)" table:style-name="Default_1">
            <text:p>Fail</text:p>
          </table:table-cell>
          <table:table-cell office:value-type="string" office:string-value="Fail" table:formula="of:=IF( [.O13]=&quot;Fail&quot;;&quot;Fail&quot;;IF([.N13]&gt;=80;&quot;A+&quot;;IF([.N13]&gt;=70;&quot;A&quot;;IF([.N13]&gt;=60;&quot;A-&quot;;IF([.N13]&gt;=50;&quot;B&quot;;IF([.N13]&gt;=40;&quot;C&quot;;IF([.N13]&gt;=33;&quot;D&quot;;)))))))" table:style-name="Default_1">
            <text:p>Fail</text:p>
          </table:table-cell>
          <table:table-cell office:value-type="string" office:string-value="Fail" table:formula="of:=IF([.P13]=&quot;Fail&quot;;&quot;Fail&quot;;IF(OR([.N13]&lt;33);&quot;Fail&quot;;&quot;Passed&quot;))" table:style-name="Default_1">
            <text:p>Fail</text:p>
          </table:table-cell>
          <table:table-cell table:number-columns-repeated="16367"/>
        </table:table-row>
        <table:table-row table:style-name="ro3">
          <table:table-cell table:number-columns-repeated="17" table:style-name="Default_1"/>
          <table:table-cell table:number-columns-repeated="16367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324</meta:generator>
    <meta:initial-creator>HP</meta:initial-creator>
    <dc:creator>Moinuddin Sifat</dc:creator>
    <meta:creation-date>2025-02-09T10:21:11Z</meta:creation-date>
    <dc:date>2025-02-16T08:21:06Z</dc:date>
    <meta:editing-cycles>1</meta:editing-cycles>
    <meta:editing-duration>PT8334S</meta:editing-duration>
  </office:meta>
</office:document-meta>
</file>